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175.44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8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E01.12.42.100-all-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_2012Metric</text:p>
          </table:table-cell>
          <table:table-cell office:value-type="float" office:value="68.11" calcext:value-type="float">
            <text:p>68.11</text:p>
          </table:table-cell>
          <table:table-cell office:value-type="float" office:value="14.745" calcext:value-type="float">
            <text:p>14.7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805_2012Metric</text:p>
          </table:table-cell>
          <table:table-cell office:value-type="float" office:value="68.58" calcext:value-type="float">
            <text:p>68.58</text:p>
          </table:table-cell>
          <table:table-cell office:value-type="float" office:value="70.104" calcext:value-type="float">
            <text:p>70.1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805_2012Metric</text:p>
          </table:table-cell>
          <table:table-cell office:value-type="float" office:value="68.326" calcext:value-type="float">
            <text:p>68.326</text:p>
          </table:table-cell>
          <table:table-cell office:value-type="float" office:value="82.804" calcext:value-type="float">
            <text:p>82.8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805_2012Metric</text:p>
          </table:table-cell>
          <table:table-cell office:value-type="float" office:value="50.292" calcext:value-type="float">
            <text:p>50.292</text:p>
          </table:table-cell>
          <table:table-cell office:value-type="float" office:value="69.342" calcext:value-type="float">
            <text:p>69.34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805_2012Metric</text:p>
          </table:table-cell>
          <table:table-cell office:value-type="float" office:value="68.326" calcext:value-type="float">
            <text:p>68.326</text:p>
          </table:table-cell>
          <table:table-cell office:value-type="float" office:value="93.091" calcext:value-type="float">
            <text:p>93.09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0805_2012Metric</text:p>
          </table:table-cell>
          <table:table-cell office:value-type="float" office:value="94.653" calcext:value-type="float">
            <text:p>94.653</text:p>
          </table:table-cell>
          <table:table-cell office:value-type="float" office:value="33.668" calcext:value-type="float">
            <text:p>33.66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_0805_2012Metric</text:p>
          </table:table-cell>
          <table:table-cell office:value-type="float" office:value="82.042" calcext:value-type="float">
            <text:p>82.042</text:p>
          </table:table-cell>
          <table:table-cell office:value-type="float" office:value="88.773" calcext:value-type="float">
            <text:p>88.77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50pF</text:p>
          </table:table-cell>
          <table:table-cell office:value-type="string" calcext:value-type="string">
            <text:p>C_0805_2012Metric</text:p>
          </table:table-cell>
          <table:table-cell office:value-type="float" office:value="71.882" calcext:value-type="float">
            <text:p>71.882</text:p>
          </table:table-cell>
          <table:table-cell office:value-type="float" office:value="88.773" calcext:value-type="float">
            <text:p>88.77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_0805_2012Metric</text:p>
          </table:table-cell>
          <table:table-cell office:value-type="float" office:value="74.422" calcext:value-type="float">
            <text:p>74.422</text:p>
          </table:table-cell>
          <table:table-cell office:value-type="float" office:value="88.773" calcext:value-type="float">
            <text:p>88.77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200pF</text:p>
          </table:table-cell>
          <table:table-cell office:value-type="string" calcext:value-type="string">
            <text:p>C_0805_2012Metric</text:p>
          </table:table-cell>
          <table:table-cell office:value-type="float" office:value="76.962" calcext:value-type="float">
            <text:p>76.962</text:p>
          </table:table-cell>
          <table:table-cell office:value-type="float" office:value="88.773" calcext:value-type="float">
            <text:p>88.77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700pF</text:p>
          </table:table-cell>
          <table:table-cell office:value-type="string" calcext:value-type="string">
            <text:p>C_0805_2012Metric</text:p>
          </table:table-cell>
          <table:table-cell office:value-type="float" office:value="79.502" calcext:value-type="float">
            <text:p>79.502</text:p>
          </table:table-cell>
          <table:table-cell office:value-type="float" office:value="88.773" calcext:value-type="float">
            <text:p>88.77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805_2012Metric</text:p>
          </table:table-cell>
          <table:table-cell office:value-type="float" office:value="68.834" calcext:value-type="float">
            <text:p>68.834</text:p>
          </table:table-cell>
          <table:table-cell office:value-type="float" office:value="52.705" calcext:value-type="float">
            <text:p>52.7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805_2012Metric</text:p>
          </table:table-cell>
          <table:table-cell office:value-type="float" office:value="76.2" calcext:value-type="float">
            <text:p>76.2</text:p>
          </table:table-cell>
          <table:table-cell office:value-type="float" office:value="62.611" calcext:value-type="float">
            <text:p>62.6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MBRM120LT3</text:p>
          </table:table-cell>
          <table:table-cell office:value-type="string" calcext:value-type="string">
            <text:p>D_Powermite_KA</text:p>
          </table:table-cell>
          <table:table-cell office:value-type="float" office:value="88.011" calcext:value-type="float">
            <text:p>88.011</text:p>
          </table:table-cell>
          <table:table-cell office:value-type="float" office:value="17.018" calcext:value-type="float">
            <text:p>17.01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B220A</text:p>
          </table:table-cell>
          <table:table-cell office:value-type="string" calcext:value-type="string">
            <text:p>D_SMA</text:p>
          </table:table-cell>
          <table:table-cell office:value-type="float" office:value="80.264" calcext:value-type="float">
            <text:p>80.264</text:p>
          </table:table-cell>
          <table:table-cell office:value-type="float" office:value="17.653" calcext:value-type="float">
            <text:p>17.6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FID1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_1.5mm_Mask3mm</text:p>
          </table:table-cell>
          <table:table-cell office:value-type="float" office:value="157.734" calcext:value-type="float">
            <text:p>157.734</text:p>
          </table:table-cell>
          <table:table-cell office:value-type="float" office:value="10.033" calcext:value-type="float">
            <text:p>10.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FID2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_1.5mm_Mask3mm</text:p>
          </table:table-cell>
          <table:table-cell office:value-type="float" office:value="149.352" calcext:value-type="float">
            <text:p>149.352</text:p>
          </table:table-cell>
          <table:table-cell office:value-type="float" office:value="96.266" calcext:value-type="float">
            <text:p>96.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FID3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_1.5mm_Mask3mm</text:p>
          </table:table-cell>
          <table:table-cell office:value-type="float" office:value="10.414" calcext:value-type="float">
            <text:p>10.414</text:p>
          </table:table-cell>
          <table:table-cell office:value-type="float" office:value="92.456" calcext:value-type="float">
            <text:p>92.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CHRG</text:p>
          </table:table-cell>
          <table:table-cell office:value-type="string" calcext:value-type="string">
            <text:p>LED_0805_2012Metric</text:p>
          </table:table-cell>
          <table:table-cell office:value-type="float" office:value="41.783" calcext:value-type="float">
            <text:p>41.783</text:p>
          </table:table-cell>
          <table:table-cell office:value-type="float" office:value="50.419" calcext:value-type="float">
            <text:p>50.4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ACPR</text:p>
          </table:table-cell>
          <table:table-cell office:value-type="string" calcext:value-type="string">
            <text:p>LED_0805_2012Metric</text:p>
          </table:table-cell>
          <table:table-cell office:value-type="float" office:value="41.783" calcext:value-type="float">
            <text:p>41.783</text:p>
          </table:table-cell>
          <table:table-cell office:value-type="float" office:value="55.118" calcext:value-type="float">
            <text:p>55.11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DN306P</text:p>
          </table:table-cell>
          <table:table-cell office:value-type="string" calcext:value-type="string">
            <text:p>SuperSOT-3</text:p>
          </table:table-cell>
          <table:table-cell office:value-type="float" office:value="84.239" calcext:value-type="float">
            <text:p>84.239</text:p>
          </table:table-cell>
          <table:table-cell office:value-type="float" office:value="19.444" calcext:value-type="float">
            <text:p>19.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MJD210T4G</text:p>
          </table:table-cell>
          <table:table-cell office:value-type="string" calcext:value-type="string">
            <text:p>TO-252-2</text:p>
          </table:table-cell>
          <table:table-cell office:value-type="float" office:value="96.647" calcext:value-type="float">
            <text:p>96.647</text:p>
          </table:table-cell>
          <table:table-cell office:value-type="float" office:value="13.208" calcext:value-type="float">
            <text:p>13.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C817-25</text:p>
          </table:table-cell>
          <table:table-cell office:value-type="string" calcext:value-type="string">
            <text:p>SOT-23</text:p>
          </table:table-cell>
          <table:table-cell office:value-type="float" office:value="44.704" calcext:value-type="float">
            <text:p>44.704</text:p>
          </table:table-cell>
          <table:table-cell office:value-type="float" office:value="72.517" calcext:value-type="float">
            <text:p>72.51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931R</text:p>
          </table:table-cell>
          <table:table-cell office:value-type="string" calcext:value-type="string">
            <text:p>R_0805_2012Metric</text:p>
          </table:table-cell>
          <table:table-cell office:value-type="float" office:value="92.837" calcext:value-type="float">
            <text:p>92.837</text:p>
          </table:table-cell>
          <table:table-cell office:value-type="float" office:value="88.773" calcext:value-type="float">
            <text:p>88.77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_0805_2012Metric</text:p>
          </table:table-cell>
          <table:table-cell office:value-type="float" office:value="44.323" calcext:value-type="float">
            <text:p>44.323</text:p>
          </table:table-cell>
          <table:table-cell office:value-type="float" office:value="55.118" calcext:value-type="float">
            <text:p>55.11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SENSE</text:p>
          </table:table-cell>
          <table:table-cell office:value-type="string" calcext:value-type="string">
            <text:p>R_0805_2012Metric</text:p>
          </table:table-cell>
          <table:table-cell office:value-type="float" office:value="87.287" calcext:value-type="float">
            <text:p>87.287</text:p>
          </table:table-cell>
          <table:table-cell office:value-type="float" office:value="45.225" calcext:value-type="float">
            <text:p>45.2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_0805_2012Metric</text:p>
          </table:table-cell>
          <table:table-cell office:value-type="float" office:value="94.653" calcext:value-type="float">
            <text:p>94.653</text:p>
          </table:table-cell>
          <table:table-cell office:value-type="float" office:value="29.477" calcext:value-type="float">
            <text:p>29.47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805_2012Metric</text:p>
          </table:table-cell>
          <table:table-cell office:value-type="float" office:value="67.564" calcext:value-type="float">
            <text:p>67.564</text:p>
          </table:table-cell>
          <table:table-cell office:value-type="float" office:value="49.657" calcext:value-type="float">
            <text:p>49.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805_2012Metric</text:p>
          </table:table-cell>
          <table:table-cell office:value-type="float" office:value="74.93" calcext:value-type="float">
            <text:p>74.93</text:p>
          </table:table-cell>
          <table:table-cell office:value-type="float" office:value="59.436" calcext:value-type="float">
            <text:p>59.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</text:p>
          </table:table-cell>
          <table:table-cell office:value-type="float" office:value="66.421" calcext:value-type="float">
            <text:p>66.421</text:p>
          </table:table-cell>
          <table:table-cell office:value-type="float" office:value="52.705" calcext:value-type="float">
            <text:p>52.7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</text:p>
          </table:table-cell>
          <table:table-cell office:value-type="float" office:value="73.787" calcext:value-type="float">
            <text:p>73.787</text:p>
          </table:table-cell>
          <table:table-cell office:value-type="float" office:value="62.611" calcext:value-type="float">
            <text:p>62.6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805_2012Metric</text:p>
          </table:table-cell>
          <table:table-cell office:value-type="float" office:value="67.31" calcext:value-type="float">
            <text:p>67.31</text:p>
          </table:table-cell>
          <table:table-cell office:value-type="float" office:value="66.802" calcext:value-type="float">
            <text:p>66.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805_2012Metric</text:p>
          </table:table-cell>
          <table:table-cell office:value-type="float" office:value="66.929" calcext:value-type="float">
            <text:p>66.929</text:p>
          </table:table-cell>
          <table:table-cell office:value-type="float" office:value="79.502" calcext:value-type="float">
            <text:p>79.5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</text:p>
          </table:table-cell>
          <table:table-cell office:value-type="float" office:value="66.04" calcext:value-type="float">
            <text:p>66.04</text:p>
          </table:table-cell>
          <table:table-cell office:value-type="float" office:value="70.104" calcext:value-type="float">
            <text:p>70.1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.8K</text:p>
          </table:table-cell>
          <table:table-cell office:value-type="string" calcext:value-type="string">
            <text:p>R_0805_2012Metric</text:p>
          </table:table-cell>
          <table:table-cell office:value-type="float" office:value="95.377" calcext:value-type="float">
            <text:p>95.377</text:p>
          </table:table-cell>
          <table:table-cell office:value-type="float" office:value="88.773" calcext:value-type="float">
            <text:p>88.77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</text:p>
          </table:table-cell>
          <table:table-cell office:value-type="float" office:value="65.786" calcext:value-type="float">
            <text:p>65.786</text:p>
          </table:table-cell>
          <table:table-cell office:value-type="float" office:value="82.804" calcext:value-type="float">
            <text:p>82.8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805_2012Metric</text:p>
          </table:table-cell>
          <table:table-cell office:value-type="float" office:value="51.181" calcext:value-type="float">
            <text:p>51.181</text:p>
          </table:table-cell>
          <table:table-cell office:value-type="float" office:value="66.421" calcext:value-type="float">
            <text:p>66.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805_2012Metric</text:p>
          </table:table-cell>
          <table:table-cell office:value-type="float" office:value="66.929" calcext:value-type="float">
            <text:p>66.929</text:p>
          </table:table-cell>
          <table:table-cell office:value-type="float" office:value="89.789" calcext:value-type="float">
            <text:p>89.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</text:p>
          </table:table-cell>
          <table:table-cell office:value-type="float" office:value="52.705" calcext:value-type="float">
            <text:p>52.705</text:p>
          </table:table-cell>
          <table:table-cell office:value-type="float" office:value="69.342" calcext:value-type="float">
            <text:p>69.34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</text:p>
          </table:table-cell>
          <table:table-cell office:value-type="float" office:value="65.659" calcext:value-type="float">
            <text:p>65.659</text:p>
          </table:table-cell>
          <table:table-cell office:value-type="float" office:value="93.091" calcext:value-type="float">
            <text:p>93.09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805_2012Metric</text:p>
          </table:table-cell>
          <table:table-cell office:value-type="float" office:value="41.275" calcext:value-type="float">
            <text:p>41.275</text:p>
          </table:table-cell>
          <table:table-cell office:value-type="float" office:value="68.58" calcext:value-type="float">
            <text:p>68.5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_1206_3216Metric</text:p>
          </table:table-cell>
          <table:table-cell office:value-type="float" office:value="44.069" calcext:value-type="float">
            <text:p>44.069</text:p>
          </table:table-cell>
          <table:table-cell office:value-type="float" office:value="62.992" calcext:value-type="float">
            <text:p>62.99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</text:p>
          </table:table-cell>
          <table:table-cell office:value-type="float" office:value="45.847" calcext:value-type="float">
            <text:p>45.847</text:p>
          </table:table-cell>
          <table:table-cell office:value-type="float" office:value="68.58" calcext:value-type="float">
            <text:p>68.5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805_2012Metric</text:p>
          </table:table-cell>
          <table:table-cell office:value-type="float" office:value="43.561" calcext:value-type="float">
            <text:p>43.561</text:p>
          </table:table-cell>
          <table:table-cell office:value-type="float" office:value="68.58" calcext:value-type="float">
            <text:p>68.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805_2012Metric</text:p>
          </table:table-cell>
          <table:table-cell office:value-type="float" office:value="50.038" calcext:value-type="float">
            <text:p>50.038</text:p>
          </table:table-cell>
          <table:table-cell office:value-type="float" office:value="77.724" calcext:value-type="float">
            <text:p>77.7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_0805_2012Metric</text:p>
          </table:table-cell>
          <table:table-cell office:value-type="float" office:value="71.793" calcext:value-type="float">
            <text:p>71.793</text:p>
          </table:table-cell>
          <table:table-cell office:value-type="float" office:value="14.745" calcext:value-type="float">
            <text:p>14.7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805_2012Metric</text:p>
          </table:table-cell>
          <table:table-cell office:value-type="float" office:value="44.958" calcext:value-type="float">
            <text:p>44.958</text:p>
          </table:table-cell>
          <table:table-cell office:value-type="float" office:value="77.724" calcext:value-type="float">
            <text:p>77.72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576R</text:p>
          </table:table-cell>
          <table:table-cell office:value-type="string" calcext:value-type="string">
            <text:p>R_0805_2012Metric</text:p>
          </table:table-cell>
          <table:table-cell office:value-type="float" office:value="88.9" calcext:value-type="float">
            <text:p>88.9</text:p>
          </table:table-cell>
          <table:table-cell office:value-type="float" office:value="87.262" calcext:value-type="float">
            <text:p>87.26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.21K</text:p>
          </table:table-cell>
          <table:table-cell office:value-type="string" calcext:value-type="string">
            <text:p>R_0805_2012Metric</text:p>
          </table:table-cell>
          <table:table-cell office:value-type="float" office:value="86.36" calcext:value-type="float">
            <text:p>86.36</text:p>
          </table:table-cell>
          <table:table-cell office:value-type="float" office:value="87.262" calcext:value-type="float">
            <text:p>87.26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.42K</text:p>
          </table:table-cell>
          <table:table-cell office:value-type="string" calcext:value-type="string">
            <text:p>R_0805_2012Metric</text:p>
          </table:table-cell>
          <table:table-cell office:value-type="float" office:value="92.494" calcext:value-type="float">
            <text:p>92.494</text:p>
          </table:table-cell>
          <table:table-cell office:value-type="float" office:value="67.958" calcext:value-type="float">
            <text:p>67.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_0805_2012Metric</text:p>
          </table:table-cell>
          <table:table-cell office:value-type="float" office:value="93.383" calcext:value-type="float">
            <text:p>93.383</text:p>
          </table:table-cell>
          <table:table-cell office:value-type="float" office:value="45.225" calcext:value-type="float">
            <text:p>45.22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_0805_2012Metric</text:p>
          </table:table-cell>
          <table:table-cell office:value-type="float" office:value="44.323" calcext:value-type="float">
            <text:p>44.323</text:p>
          </table:table-cell>
          <table:table-cell office:value-type="float" office:value="50.419" calcext:value-type="float">
            <text:p>50.4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R_0805_2012Metric</text:p>
          </table:table-cell>
          <table:table-cell office:value-type="float" office:value="90.335" calcext:value-type="float">
            <text:p>90.335</text:p>
          </table:table-cell>
          <table:table-cell office:value-type="float" office:value="45.225" calcext:value-type="float">
            <text:p>45.2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TC4060EFE</text:p>
          </table:table-cell>
          <table:table-cell office:value-type="string" calcext:value-type="string">
            <text:p>TSSOP-16-1EP_4.4x5mm_P0.65mm</text:p>
          </table:table-cell>
          <table:table-cell office:value-type="float" office:value="86.106" calcext:value-type="float">
            <text:p>86.106</text:p>
          </table:table-cell>
          <table:table-cell office:value-type="float" office:value="56.134" calcext:value-type="float">
            <text:p>56.13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</table:table>
      <table:named-expressions/>
      <table:database-ranges>
        <table:database-range table:name="__Anonymous_Sheet_DB__0" table:target-range-address="'AE01.12.42.100-all-pos'.A1:'AE01.12.42.100-all-pos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1-10-02T00:25:24.555417063</dc:date>
    <meta:editing-duration>PT1M26S</meta:editing-duration>
    <meta:editing-cycles>1</meta:editing-cycles>
    <meta:document-statistic meta:table-count="1" meta:cell-count="385" meta:object-count="0"/>
  </office:meta>
</office:document-meta>
</file>